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WenQuanYi Zen Hei Mono" svg:font-family="'WenQuanYi Zen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WenQuanYi Zen Hei Mono" fo:font-weight="normal" officeooo:rsid="000902cd" officeooo:paragraph-rsid="000902cd" style:font-name-asian="WenQuanYi Zen Hei Mono" style:font-size-asian="12pt" style:font-weight-asian="normal"/>
    </style:style>
    <style:style style:name="P2" style:family="paragraph" style:parent-style-name="Standard">
      <style:text-properties style:font-name="WenQuanYi Zen Hei Mono" fo:font-weight="normal" officeooo:rsid="000a0b1d" officeooo:paragraph-rsid="000a0b1d" style:font-name-asian="WenQuanYi Zen Hei Mono" style:font-size-asian="12pt" style:font-weight-asian="normal"/>
    </style:style>
    <style:style style:name="P3" style:family="paragraph" style:parent-style-name="Standard">
      <style:text-properties style:font-name="WenQuanYi Zen Hei Mono" fo:font-weight="normal" officeooo:rsid="000902cd" officeooo:paragraph-rsid="000902cd" style:font-name-asian="WenQuanYi Zen Hei Mono" style:font-size-asian="12pt" style:font-weight-asian="normal"/>
    </style:style>
    <style:style style:name="P4" style:family="paragraph" style:parent-style-name="Standard">
      <style:text-properties style:font-name="WenQuanYi Zen Hei Mono" fo:font-weight="normal" officeooo:rsid="000c1940" officeooo:paragraph-rsid="000c1940" style:font-name-asian="WenQuanYi Zen Hei Mono" style:font-size-asian="12pt" style:font-weight-asian="normal"/>
    </style:style>
    <style:style style:name="T1" style:family="text">
      <style:text-properties officeooo:rsid="000902cd"/>
    </style:style>
    <style:style style:name="T2" style:family="text">
      <style:text-properties officeooo:rsid="000a0b1d"/>
    </style:style>
    <style:style style:name="T3" style:family="text">
      <style:text-properties officeooo:rsid="000ab7b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为什么补码能用于加法</text:p>
      <text:p text:style-name="P1"><text:tab/>假设x,y是两个二制数，则补码（x) + 补码（y）等于 x+y,为什么。</text:p>
      <text:p text:style-name="P1"><text:tab/>假设x是正数<text:span text:style-name="T2">1</text:span>，y是负数 <text:span text:style-name="T2">-1</text:span>，都用8位表示，<text:span text:style-name="T2">x的原码是0000 0001,y的原码是</text:span></text:p>
      <text:p text:style-name="P2"><text:tab/>1000 0001，<text:span text:style-name="T1">等于 </text:span><text:span text:style-name="T1"><draw:frame draw:style-name="fr1" draw:name="Object1" text:anchor-type="as-char" svg:y="-0.172in" svg:width="0.5043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"><text:tab/>则补码(x) 等于 x本身，</text:p>
      <text:p text:style-name="P1"><text:tab/><text:span text:style-name="T2">反码(y) 1111 1110 等于 </text:span><text:span text:style-name="T2"><draw:frame draw:style-name="fr1" draw:name="Object2" text:anchor-type="as-char" svg:y="-0.172in" svg:width="0.752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tab/><text:span text:style-name="T3">补码(y) 1111 1111 等于 </text:span><text:span text:style-name="T3"><draw:frame draw:style-name="fr1" draw:name="Object3" text:anchor-type="as-char" svg:y="-0.172in" svg:width="0.5299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tab/><text:span text:style-name="T3">所以补码(x)+补码(y) 等于 </text:span><text:span text:style-name="T3"><draw:frame draw:style-name="fr1" draw:name="Object4" text:anchor-type="as-char" svg:y="-0.172in" svg:width="1.4138in" svg:height="0.208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tab/><text:span text:style-name="T3">因为总共只用8位二制位，所以</text:span><text:span text:style-name="T3"><draw:frame draw:style-name="fr1" draw:name="Object5" text:anchor-type="as-char" svg:y="-0.172in" svg:width="0.21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在加法中被丢弃了，</text:span></text:p>
      <text:p text:style-name="P1"><text:tab/><text:span text:style-name="T3">所以</text:span><text:span text:style-name="T3"><draw:frame draw:style-name="fr1" draw:name="Object6" text:anchor-type="as-char" svg:y="-0.172in" svg:width="1.089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4">2 关于补码表示负数的范围</text:p>
      <text:p text:style-name="P4"><text:tab/>假设用8个位存放二制数补码，则负数范围是-128 到-1,为什么。</text:p>
      <text:p text:style-name="P4"><text:tab/>假设y是负数，补码(y) 等于<draw:frame draw:style-name="fr2" draw:name="Object7" text:anchor-type="as-char" svg:y="-0.172in" svg:width="0.5299in" svg:height="0.2083in" draw:z-index="6"><draw:object xlink:href="./Object 7" xlink:type="simple" xlink:show="embed" xlink:actuate="onLoad"/><draw:image xlink:href="./ObjectReplacements/Object 7" xlink:type="simple" xlink:show="embed" xlink:actuate="onLoad"/></draw:frame> </text:p>
      <text:p text:style-name="P4"><text:tab/><draw:frame draw:style-name="fr2" draw:name="Object8" text:anchor-type="as-char" svg:y="-0.172in" svg:width="2.1193in" svg:height="0.20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tab/><draw:frame draw:style-name="fr2" draw:name="Object9" text:anchor-type="as-char" svg:y="-0.172in" svg:width="1.2819in" svg:height="0.208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text:tab/><draw:frame draw:style-name="fr2" draw:name="Object10" text:anchor-type="as-char" svg:y="-0.172in" svg:width="1.0071in" svg:height="0.208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text:tab/><draw:frame draw:style-name="fr2" draw:name="Object11" text:anchor-type="as-char" svg:y="-0.1484in" svg:width="1.0591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WenQuanYi Zen Hei Mono" svg:font-family="'WenQuanYi Zen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9:16:00.594192345</meta:creation-date>
    <dc:date>2018-04-04T19:57:40.259597178</dc:date>
    <meta:editing-duration>PT18M58S</meta:editing-duration>
    <meta:editing-cycles>2</meta:editing-cycles>
    <meta:generator>LibreOffice/5.3.3.2$Linux_X86_64 LibreOffice_project/30m0$Build-2</meta:generator>
    <meta:document-statistic meta:table-count="0" meta:image-count="0" meta:object-count="11" meta:page-count="1" meta:paragraph-count="17" meta:word-count="186" meta:character-count="276" meta:non-whitespace-character-count="237"/>
  </office:meta>
</office:document-meta>
</file>

<file path=Object 1/content.xml><?xml version="1.0" encoding="utf-8"?>
<math xmlns="http://www.w3.org/1998/Math/MathML" display="block">
  <semantics>
    <mrow>
      <msup>
        <mn>2</mn>
        <mn>7</mn>
      </msup>
      <mo stretchy="false">+</mo>
      <mrow>
        <mo fence="true" stretchy="true">|</mo>
        <mrow>
          <mi>y</mi>
        </mrow>
        <mo fence="true" stretchy="true">|</mo>
      </mrow>
    </mrow>
    <annotation encoding="StarMath 5.0">2 rsup 7 + abs y</annotation>
  </semantics>
</math>
</file>

<file path=Object 10/content.xml><?xml version="1.0" encoding="utf-8"?>
<math xmlns="http://www.w3.org/1998/Math/MathML" display="block">
  <semantics>
    <mrow>
      <mrow>
        <msup>
          <mn>2</mn>
          <mn>8</mn>
        </msup>
        <mo stretchy="false">−</mo>
        <msup>
          <mn>2</mn>
          <mn>7</mn>
        </msup>
      </mrow>
      <mo stretchy="false">⩾</mo>
      <mrow>
        <mo fence="true" stretchy="true">|</mo>
        <mrow>
          <mi>y</mi>
        </mrow>
        <mo fence="true" stretchy="true">|</mo>
      </mrow>
      <mo stretchy="false">⩾</mo>
      <mn>1</mn>
    </mrow>
    <annotation encoding="StarMath 5.0">{2 rsup 8} - {2 rsup 7} geslant {abs y} geslant 1</annotation>
  </semantics>
</math>
</file>

<file path=Object 11/content.xml><?xml version="1.0" encoding="utf-8"?>
<math xmlns="http://www.w3.org/1998/Math/MathML" display="block">
  <semantics>
    <mrow>
      <mrow>
        <mo stretchy="false">−</mo>
        <mn>128</mn>
      </mrow>
      <mo stretchy="false">⩽</mo>
      <mi>y</mi>
      <mo stretchy="false">⩽</mo>
      <mrow>
        <mo stretchy="false">−</mo>
        <mn>1</mn>
      </mrow>
    </mrow>
    <annotation encoding="StarMath 5.0">-128 leslant y leslant -1</annotation>
  </semantics>
</math>
</file>

<file path=Object 2/content.xml><?xml version="1.0" encoding="utf-8"?>
<math xmlns="http://www.w3.org/1998/Math/MathML" display="block">
  <semantics>
    <mrow>
      <msup>
        <mn>2</mn>
        <mn>8</mn>
      </msup>
      <mo stretchy="false">−</mo>
      <mn>1</mn>
      <mo stretchy="false">−</mo>
      <mrow>
        <mo fence="true" stretchy="true">|</mo>
        <mrow>
          <mi>y</mi>
        </mrow>
        <mo fence="true" stretchy="true">|</mo>
      </mrow>
    </mrow>
    <annotation encoding="StarMath 5.0">{2 rsup 8} - 1 - {abs y}</annotation>
  </semantics>
</math>
</file>

<file path=Object 3/content.xml><?xml version="1.0" encoding="utf-8"?>
<math xmlns="http://www.w3.org/1998/Math/MathML" display="block">
  <semantics>
    <mrow>
      <msup>
        <mn>2</mn>
        <mn>8</mn>
      </msup>
      <mo stretchy="false">−</mo>
      <mrow>
        <mo fence="true" stretchy="true">|</mo>
        <mrow>
          <mi>y</mi>
        </mrow>
        <mo fence="true" stretchy="true">|</mo>
      </mrow>
    </mrow>
    <annotation encoding="StarMath 5.0">{2 rsup 8} - {abs y}</annotation>
  </semantics>
</math>
</file>

<file path=Object 4/content.xml><?xml version="1.0" encoding="utf-8"?>
<math xmlns="http://www.w3.org/1998/Math/MathML" display="block">
  <semantics>
    <mrow>
      <mrow>
        <mi>x</mi>
        <mo stretchy="false">+</mo>
        <msup>
          <mn>2</mn>
          <mn>8</mn>
        </msup>
        <mo stretchy="false">−</mo>
        <mrow>
          <mo fence="true" stretchy="true">|</mo>
          <mrow>
            <mi>y</mi>
          </mrow>
          <mo fence="true" stretchy="true">|</mo>
        </mrow>
      </mrow>
      <mo stretchy="false">=</mo>
      <mrow>
        <mi>x</mi>
        <mo stretchy="false">+</mo>
        <msup>
          <mn>2</mn>
          <mn>8</mn>
        </msup>
        <mo stretchy="false">+</mo>
        <mi>y</mi>
      </mrow>
    </mrow>
    <annotation encoding="StarMath 5.0">x + {2 rsup 8} - {abs y}
=
x + {2 rsup 8 } + y
</annotation>
  </semantics>
</math>
</file>

<file path=Object 5/content.xml><?xml version="1.0" encoding="utf-8"?>
<math xmlns="http://www.w3.org/1998/Math/MathML" display="block">
  <semantics>
    <msup>
      <mn>2</mn>
      <mn>8</mn>
    </msup>
    <annotation encoding="StarMath 5.0">2 rsup 8
</annotation>
  </semantics>
</math>
</file>

<file path=Object 6/content.xml><?xml version="1.0" encoding="utf-8"?>
<math xmlns="http://www.w3.org/1998/Math/MathML" display="block">
  <semantics>
    <mrow>
      <mrow>
        <mi>x</mi>
        <mo stretchy="false">+</mo>
        <msup>
          <mn>2</mn>
          <mn>8</mn>
        </msup>
        <mo stretchy="false">+</mo>
        <mi>y</mi>
      </mrow>
      <mo stretchy="false">=</mo>
      <mrow>
        <mi>x</mi>
        <mo stretchy="false">+</mo>
        <mi>y</mi>
      </mrow>
    </mrow>
    <annotation encoding="StarMath 5.0">x + {2 rsup 8} + y = x + y</annotation>
  </semantics>
</math>
</file>

<file path=Object 7/content.xml><?xml version="1.0" encoding="utf-8"?>
<math xmlns="http://www.w3.org/1998/Math/MathML" display="block">
  <semantics>
    <mrow>
      <msup>
        <mn>2</mn>
        <mn>8</mn>
      </msup>
      <mo stretchy="false">−</mo>
      <mrow>
        <mo fence="true" stretchy="true">|</mo>
        <mrow>
          <mi>y</mi>
        </mrow>
        <mo fence="true" stretchy="true">|</mo>
      </mrow>
    </mrow>
    <annotation encoding="StarMath 5.0">{2 rsup 8} - {abs y}</annotation>
  </semantics>
</math>
</file>

<file path=Object 8/content.xml><?xml version="1.0" encoding="utf-8"?>
<math xmlns="http://www.w3.org/1998/Math/MathML" display="block">
  <semantics>
    <mrow>
      <mn>1000</mn>
      <mrow>
        <mn>0000</mn>
        <mo stretchy="false">⩾</mo>
        <mrow>
          <msup>
            <mn>2</mn>
            <mn>8</mn>
          </msup>
          <mo stretchy="false">−</mo>
          <mrow>
            <mo fence="true" stretchy="true">|</mo>
            <mrow>
              <mi>y</mi>
            </mrow>
            <mo fence="true" stretchy="true">|</mo>
          </mrow>
        </mrow>
        <mo stretchy="false">⩽</mo>
        <mn>1111</mn>
      </mrow>
      <mn>1111</mn>
    </mrow>
    <annotation encoding="StarMath 5.0">1000 0000 geslant {2 rsup 8} - {abs y} leslant 1111 1111</annotation>
  </semantics>
</math>
</file>

<file path=Object 9/content.xml><?xml version="1.0" encoding="utf-8"?>
<math xmlns="http://www.w3.org/1998/Math/MathML" display="block">
  <semantics>
    <mrow>
      <msup>
        <mn>2</mn>
        <mn>7</mn>
      </msup>
      <mo stretchy="false">⩾</mo>
      <mrow>
        <msup>
          <mn>2</mn>
          <mn>8</mn>
        </msup>
        <mo stretchy="false">−</mo>
        <mrow>
          <mo fence="true" stretchy="true">|</mo>
          <mrow>
            <mi>y</mi>
          </mrow>
          <mo fence="true" stretchy="true">|</mo>
        </mrow>
      </mrow>
      <mo stretchy="false">⩽</mo>
      <mrow>
        <msup>
          <mn>2</mn>
          <mn>8</mn>
        </msup>
        <mo stretchy="false">−</mo>
        <mn>1</mn>
      </mrow>
    </mrow>
    <annotation encoding="StarMath 5.0">{2 rsup 7} geslant {2 rsup 8 } - {abs y} leslant {2 rsup 8 -1}</annotation>
  </semantics>
</math>
</file>